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2.0188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10342a7" officeooo:paragraph-rsid="010342a7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rsid="0200ae40" officeooo:paragraph-rsid="0200ae40" style:font-name-asian="Courier New" style:font-size-asian="12pt" style:font-weight-asian="bold" style:font-name-complex="Liberation Mono" style:font-size-complex="12pt" style:font-weight-complex="bold"/>
    </style:style>
    <style:style style:name="P3" style:family="paragraph" style:parent-style-name="Preformatted_20_Text">
      <style:paragraph-properties fo:margin-top="0in" fo:margin-bottom="0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c5b0d0" officeooo:paragraph-rsid="01d331c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" style:family="paragraph" style:parent-style-name="Preformatted_20_Text">
      <style:paragraph-properties fo:margin-top="0in" fo:margin-bottom="0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c6bbc4" officeooo:paragraph-rsid="01c6bbc4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54d11" officeooo:paragraph-rsid="01e54d11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9a70d" officeooo:paragraph-rsid="01e9a70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" style:family="paragraph" style:parent-style-name="Preformatted_20_Text">
      <style:paragraph-properties fo:margin-top="0.0398in" fo:margin-bottom="0.0398in" loext:contextual-spacing="false" fo:line-height="115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9a70d" officeooo:paragraph-rsid="0208c75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b654f" officeooo:paragraph-rsid="01ee2dda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9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cc530" officeooo:paragraph-rsid="01ecc530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0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cc530" officeooo:paragraph-rsid="01ee2dda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1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d044d" officeooo:paragraph-rsid="01ed044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2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fce27" officeooo:paragraph-rsid="01f3a1f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3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f3a1fd" officeooo:paragraph-rsid="01f3a1f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4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f3a1fd" officeooo:paragraph-rsid="01f43e32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5" style:family="paragraph" style:parent-style-name="Preformatted_20_Text">
      <style:paragraph-properties fo:margin-top="0.0398in" fo:margin-bottom="0.0398in" loext:contextual-spacing="false" fo:line-height="115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f3a1fd" officeooo:paragraph-rsid="02112e10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6" style:family="paragraph" style:parent-style-name="Preformatted_20_Text">
      <style:paragraph-properties fo:margin-top="0.0398in" fo:margin-bottom="0.0398in" loext:contextual-spacing="false" fo:line-height="115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f3a1fd" officeooo:paragraph-rsid="02118d2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7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f6187c" officeooo:paragraph-rsid="01f6187c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8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8d5e5" officeooo:paragraph-rsid="01ec581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9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1f6187c" officeooo:paragraph-rsid="01f6187c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20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officeooo:paragraph-rsid="01ec581d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1fbd706" officeooo:paragraph-rsid="01fbd706" style:font-name-asian="Courier New" style:font-size-asian="12pt" style:font-name-complex="Liberation Mono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rsid="01fd6e04" officeooo:paragraph-rsid="01fd6e04" style:font-name-asian="Courier New" style:font-size-asian="12pt" style:font-name-complex="Liberation Mono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1feb087" officeooo:paragraph-rsid="01feb087" style:font-name-asian="Courier New" style:font-size-asian="12pt" style:font-name-complex="Liberation Mono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20b25c3" officeooo:paragraph-rsid="020b25c3" style:font-name-asian="Courier New" style:font-size-asian="12pt" style:font-name-complex="Liberation Mono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215f97c" officeooo:paragraph-rsid="0215f97c" style:font-name-asian="Courier New" style:font-size-asian="12pt" style:font-name-complex="Liberation Mono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217920b" officeooo:paragraph-rsid="0217920b" style:font-name-asian="Courier New" style:font-size-asian="12pt" style:font-name-complex="Liberation Mono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2196023" officeooo:paragraph-rsid="02196023" style:font-name-asian="Courier New" style:font-size-asian="12pt" style:font-name-complex="Liberation Mono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21a898d" officeooo:paragraph-rsid="021a898d" style:font-name-asian="Courier New" style:font-size-asian="12pt" style:font-name-complex="Liberation Mono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1fb15cc" officeooo:paragraph-rsid="01fb15cc" style:font-name-asian="Courier New" style:font-size-asian="12pt" style:font-weight-asian="bold" style:font-name-complex="Liberation Mono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200ae40" officeooo:paragraph-rsid="0200ae40" style:font-name-asian="Courier New" style:font-size-asian="12pt" style:font-weight-asian="bold" style:font-name-complex="Liberation Mono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201f2d4" officeooo:paragraph-rsid="0201f2d4" style:font-name-asian="Courier New" style:font-size-asian="12pt" style:font-weight-asian="bold" style:font-name-complex="Liberation Mono" style:font-size-complex="12pt" style:font-weight-complex="bold"/>
    </style:style>
    <style:style style:name="P32" style:family="paragraph" style:parent-style-name="Preformatted_20_Text" style:list-style-name="L1">
      <style:paragraph-properties fo:margin-top="0in" fo:margin-bottom="0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c5b0d0" officeooo:paragraph-rsid="01c5b0d0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3" style:family="paragraph" style:parent-style-name="Preformatted_20_Text" style:list-style-name="L1">
      <style:paragraph-properties fo:margin-top="0in" fo:margin-bottom="0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c5b0d0" officeooo:paragraph-rsid="01d331c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4" style:family="paragraph" style:parent-style-name="Preformatted_20_Text" style:list-style-name="L1">
      <style:paragraph-properties fo:margin-top="0in" fo:margin-bottom="0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a28841" officeooo:paragraph-rsid="01a28841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5" style:family="paragraph" style:parent-style-name="Preformatted_20_Text" style:list-style-name="L1">
      <style:paragraph-properties fo:margin-top="0in" fo:margin-bottom="0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b45345" officeooo:paragraph-rsid="01ce501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6" style:family="paragraph" style:parent-style-name="Preformatted_20_Text" style:list-style-name="L1">
      <style:paragraph-properties fo:margin-top="0in" fo:margin-bottom="0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ce501b" officeooo:paragraph-rsid="01ce81ac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7" style:family="paragraph" style:parent-style-name="Preformatted_20_Text" style:list-style-name="L1">
      <style:paragraph-properties fo:margin-top="0in" fo:margin-bottom="0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b3331e" officeooo:paragraph-rsid="01b3331e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8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b8fcc8" officeooo:paragraph-rsid="01b8fcc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9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b8fcc8" officeooo:paragraph-rsid="01d12445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0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d12445" officeooo:paragraph-rsid="01d12445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1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c28f2a" officeooo:paragraph-rsid="01d331c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2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d825cb" officeooo:paragraph-rsid="01d825c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3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db21d9" officeooo:paragraph-rsid="01db21d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4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db21d9" officeooo:paragraph-rsid="01db21d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5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dedbd4" officeooo:paragraph-rsid="01dedbd4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6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df34f8" officeooo:paragraph-rsid="01df34f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7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0d59b" officeooo:paragraph-rsid="01e0d59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8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0d59b" officeooo:paragraph-rsid="01e0d59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9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35697" officeooo:paragraph-rsid="01e35697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0" style:family="paragraph" style:parent-style-name="Preformatted_20_Text" style:list-style-name="L1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54d11" officeooo:paragraph-rsid="01e54d11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1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21b7aba" officeooo:paragraph-rsid="021b7aba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T1" style:family="text">
      <style:text-properties officeooo:rsid="0197bdab"/>
    </style:style>
    <style:style style:name="T2" style:family="text">
      <style:text-properties officeooo:rsid="0104052e"/>
    </style:style>
    <style:style style:name="T3" style:family="text">
      <style:text-properties officeooo:rsid="01bf453c"/>
    </style:style>
    <style:style style:name="T4" style:family="text">
      <style:text-properties officeooo:rsid="01caefb9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8d5e5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1ec581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T7" style:family="text">
      <style:text-properties officeooo:rsid="01cfb12a"/>
    </style:style>
    <style:style style:name="T8" style:family="text">
      <style:text-properties officeooo:rsid="01d331c9"/>
    </style:style>
    <style:style style:name="T9" style:family="text">
      <style:text-properties officeooo:rsid="01d48803"/>
    </style:style>
    <style:style style:name="T10" style:family="text">
      <style:text-properties officeooo:rsid="01d5dde3"/>
    </style:style>
    <style:style style:name="T11" style:family="text">
      <style:text-properties style:text-position="super 58%"/>
    </style:style>
    <style:style style:name="T12" style:family="text">
      <style:text-properties officeooo:rsid="01ecc530"/>
    </style:style>
    <style:style style:name="T13" style:family="text">
      <style:text-properties officeooo:rsid="01f3a1fd"/>
    </style:style>
    <style:style style:name="T14" style:family="text">
      <style:text-properties officeooo:rsid="02057f82"/>
    </style:style>
    <style:style style:name="T15" style:family="text">
      <style:text-properties officeooo:rsid="0208c759"/>
    </style:style>
    <style:style style:name="T16" style:family="text">
      <style:text-properties officeooo:rsid="02140b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86668316351934810" text:style-name="L1">
        <text:list-item>
          <text:p text:style-name="P32">Initial Implementation:</text:p>
          <text:p text:style-name="P32">The elements in memory will be stored in row­major format, so taking this as input <text:s/>directly (by removing the zero_padding), this was used in the kernel for computation. <text:s/></text:p>
          <text:p text:style-name="P32">The speed up observed was 3x. This is with the histo_bins in shared memory. <text:s/></text:p>
          <text:p text:style-name="P32">Challenge was in clearing the output memory. This was the first time resetting memory was necessary. This was done by making each thread clear up one memory space. This <text:s/>was the performance hit.</text:p>
          <text:p text:style-name="P32"/>
          <text:p text:style-name="P32">INPUT</text:p>
          <text:p text:style-name="P32">WIDTH <text:s/>9000</text:p>
          <text:p text:style-name="P32">HEIGHT 9000 </text:p>
          <text:p text:style-name="P32"/>
          <text:p text:style-name="P34"><text:span text:style-name="T3">RESULT</text:span>: </text:p>
        </text:list-item>
      </text:list>
      <text:p text:style-name="P4"><text:tab/>Timing 'ref_2dhisto' started</text:p>
      <text:p text:style-name="P4"><text:tab/>GetTimeOfDay Time (for 50 iterations) = 8.62</text:p>
      <text:p text:style-name="P4"><text:tab/>Clock Time <text:s text:c="7"/>(for 50 iterations) = 8.62</text:p>
      <text:p text:style-name="P4"><text:tab/>Timing 'ref_2dhisto' ended</text:p>
      <text:p text:style-name="P4"><text:tab/>Timing 'opt_2dhisto' started</text:p>
      <text:p text:style-name="P4"><text:tab/>GetTimeOfDay Time (for 50 iterations) = <text:span text:style-name="T4">2</text:span>.211</text:p>
      <text:p text:style-name="P4"><text:tab/>Clock Time <text:s text:c="7"/>(for 50 iterations) = <text:span text:style-name="T4">2</text:span>.22</text:p>
      <text:p text:style-name="P4"><text:tab/>Timing 'opt_2dhisto' ended</text:p>
      <text:list xml:id="list182402759884338" text:continue-numbering="true" text:style-name="L1">
        <text:list-header>
          <text:p text:style-name="P34">Test PASSED</text:p>
          <text:p text:style-name="P34"/>
        </text:list-header>
        <text:list-item>
          <text:p text:style-name="P35"><text:span text:style-name="T7">Changes made</text:span> </text:p>
          <text:p text:style-name="P36">Challenge was declaring the histogram_bin as uint8_t data type (since 255 is the saturation limit). </text:p>
          <text:p text:style-name="P36">So, both of the above was taken care by calling a atomicCAS function (taken from NVIDIA website. No extra header file was needed). <text:s/></text:p>
          <text:p text:style-name="P36">This made lot of the execution in series since all threads had to pass through atomicCAS function. The performance dropped and could not correct result. </text:p>
          <text:p text:style-name="P37"/>
        </text:list-item>
        <text:list-item>
          <text:p text:style-name="P38">Improvement:</text:p>
          <text:list>
            <text:list-header>
              <text:p text:style-name="P38">Step 1: Divide each row into different groups so that each thread can concurrently work on a portion of the row. </text:p>
              <text:p text:style-name="P38">Acheived by dividing the row into 'T' groups each having (width/T) elements.</text:p>
              <text:p text:style-name="P38">Step 2: Calculate the row id and column id according to this new configuration. Row id = (idx / T) * height of the input data. </text:p>
              <text:p text:style-name="P39">Column id = (idx % T) * (width / T) , as each thread accesses data strided in the columns by (width / T)</text:p>
              <text:p text:style-name="P40"><text:soft-page-break/>Step 3: Each thread performs work only in its assigned group - The loop runs from 0 to (width / T)</text:p>
            </text:list-header>
          </text:list>
        </text:list-item>
      </text:list>
      <text:p text:style-name="P3"/>
      <text:p text:style-name="P3"><text:tab/><text:span text:style-name="T10">We obtained improvement of only 3X.</text:span></text:p>
      <text:p text:style-name="P3"/>
      <text:list xml:id="list182401506661482" text:continue-numbering="true" text:style-name="L1">
        <text:list-header>
          <text:p text:style-name="P33">INPUT</text:p>
          <text:p text:style-name="P33">WIDTH <text:s/>9<text:span text:style-name="T8">96</text:span></text:p>
          <text:p text:style-name="P33">HEIGHT <text:span text:style-name="T8">124</text:span> </text:p>
        </text:list-header>
      </text:list>
      <text:p text:style-name="P3"/>
      <text:p text:style-name="P3"><text:tab/><text:span text:style-name="T9">RESULT:</text:span></text:p>
      <text:list xml:id="list182401185781745" text:continue-numbering="true" text:style-name="L1">
        <text:list-header>
          <text:p text:style-name="P41">For 500 iterations:</text:p>
          <text:p text:style-name="P41">Timing 'ref_2dhisto' started</text:p>
          <text:p text:style-name="P41">GetTimeOfDay Time (for 500 iterations) = 1.098</text:p>
          <text:p text:style-name="P41">Clock Time <text:s text:c="7"/>(for 500 iterations) = 1.1</text:p>
          <text:p text:style-name="P41">Timing 'ref_2dhisto' ended</text:p>
          <text:p text:style-name="P41">Timing 'opt_2dhisto' started</text:p>
          <text:p text:style-name="P41">GetTimeOfDay Time (for 500 iterations) = 0.502</text:p>
          <text:p text:style-name="P41">Clock Time <text:s text:c="7"/>(for 500 iterations) = 0.5</text:p>
          <text:p text:style-name="P41">Timing 'opt_2dhisto' ended</text:p>
          <text:p text:style-name="P41">Test PASSED</text:p>
          <text:p text:style-name="P41"/>
        </text:list-header>
        <text:list-item>
          <text:p text:style-name="P42">3<text:span text:style-name="T11">rd</text:span> Improvement:</text:p>
          <text:p text:style-name="P42">Observation was that lot of time was taken up in clearing the shared memory. So, tried not to use the shared memory and a performance gain was observed.</text:p>
          <text:p text:style-name="P43">The cuda specific function to clear the global memory was used (cudaMemset from NVIDIA website). <text:s/></text:p>
          <text:p text:style-name="P43">The performance now was 10x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51"><text:soft-page-break/>__shared__ int sub_hist[1024];</text:p>
      <text:p text:style-name="P51"><text:tab/></text:p>
      <text:p text:style-name="P51"><text:tab/>// No bank conflict as threads access the shared memory sequentially</text:p>
      <text:p text:style-name="P51"><text:tab/>sub_hist[threadIdx.x] = 0;</text:p>
      <text:p text:style-name="P51"><text:tab/>sub_hist[threadIdx.x + 512] = 0;</text:p>
      <text:p text:style-name="P51"><text:tab/></text:p>
      <text:p text:style-name="P51"><text:tab/>// Global thread id</text:p>
      <text:p text:style-name="P51"><text:tab/>int idx = blockDim.x * blockIdx.x + threadIdx.x;</text:p>
      <text:p text:style-name="P51"><text:tab/><text:tab/></text:p>
      <text:p text:style-name="P51"><text:tab/>// Step 1: Divide each row into different groups so that each thread can concurrently work on a portion of the row</text:p>
      <text:p text:style-name="P51"><text:tab/>// <text:tab/> <text:s text:c="2"/>Acheived by dividing the row into 'T' groups each having (width/T) elements.</text:p>
      <text:p text:style-name="P51"><text:tab/>// Step 2: Calculate the row id and column id according to this new configuration</text:p>
      <text:p text:style-name="P51"><text:tab/>// <text:tab/> <text:s text:c="2"/>Row id = (idx / T) * height of the input data</text:p>
      <text:p text:style-name="P51"><text:tab/>// <text:tab/> <text:s text:c="2"/>Column id = (idx % T) * (width / T) , as each thread accesses data strided in the columns by (width / T)</text:p>
      <text:p text:style-name="P51"><text:tab/>// Step 3: Each thread performs work only in its assigned group</text:p>
      <text:p text:style-name="P51"><text:tab/>// <text:tab/> <text:s text:c="2"/>The loop runs from 0 to (width / T)</text:p>
      <text:p text:style-name="P51"><text:tab/></text:p>
      <text:p text:style-name="P51"><text:tab/>for (int i = 0; i &lt; (width / T); ++i)</text:p>
      <text:p text:style-name="P51"><text:tab/>{</text:p>
      <text:p text:style-name="P51"><text:tab/><text:tab/>atomicAdd(sub_hist + input[((idx / T) * height) + ((idx % T) * (width / T)) + <text:s/>i], 1);</text:p>
      <text:p text:style-name="P51"><text:tab/>}</text:p>
      <text:p text:style-name="P51"><text:tab/>__syncthreads();</text:p>
      <text:p text:style-name="P51"><text:tab/></text:p>
      <text:p text:style-name="P51"><text:tab/>// Update the global memory - storing is again sequential so no bank conflict</text:p>
      <text:p text:style-name="P51"><text:tab/>atomicAdd(bins + threadIdx.x, sub_hist[threadIdx.x]);</text:p>
      <text:p text:style-name="P51"><text:tab/>atomicAdd(bins + threadIdx.x + 512, sub_hist[threadIdx.x + 512]);</text:p>
      <text:p text:style-name="P44"/>
      <text:p text:style-name="P44"/>
      <text:p text:style-name="P44"/>
      <text:list xml:id="list182403100563346" text:continue-numbering="true" text:style-name="L1">
        <text:list-item>
          <text:p text:style-name="P45"><text:soft-page-break/>4<text:span text:style-name="T11">th</text:span> improvement:</text:p>
          <text:p text:style-name="P46">Initially all the threads were updating the histo_bins irrespective of the value. Since the problem statement defines the saturation value, once the histo_bin reaches this value, no updates are necessary. So, a condition was placed. <text:s/>A performance gain of extra 10x was observed! This was due to avoiding many serial operations (atomicAdd). The performance gain for large inputs is 20x. </text:p>
        </text:list-item>
        <text:list-item>
          <text:p text:style-name="P47">A second kernel was written to make sure all the histo_bins are saturated properly. Since this is executed in parallel, a further performance gain was observed. Time spent ­ half an hour </text:p>
          <text:p text:style-name="P47">Performance gain was 25x for large inputs.</text:p>
        </text:list-item>
      </text:list>
      <text:p text:style-name="P48"/>
      <text:list xml:id="list182402667555489" text:continue-numbering="true" text:style-name="L1">
        <text:list-item>
          <text:p text:style-name="P49">Finally,</text:p>
          <text:p text:style-name="P50">The optimum block_size was found to be 512 after trial and error and this put up a restriction on the number of grids that can be launched in a kernel at once. <text:s/></text:p>
          <text:p text:style-name="P50">So, to cater to large input data elements, kernel is called in a loop. Even though no performance gain can be attributed to this implementation, large data sets can be handled now</text:p>
        </text:list-item>
      </text:list>
      <text:p text:style-name="P5"/>
      <text:p text:style-name="P18">RESULTS:</text:p>
      <text:p text:style-name="P20"><text:span text:style-name="T6">1. </text:span><text:span text:style-name="T5">INPUT SIZE</text:span></text:p>
      <text:p text:style-name="P6"><text:tab/>Input Height = 1024</text:p>
      <text:p text:style-name="P6"><text:tab/>Input Width = 990</text:p>
      <text:p text:style-name="P6"><text:tab/>Timing 'ref_2dhisto' started</text:p>
      <text:p text:style-name="P6"><text:s text:c="8"/><text:tab/>GetTimeOfDay Time (for 50 iterations) = 0.109</text:p>
      <text:p text:style-name="P6"><text:s text:c="8"/><text:tab/>Clock Time <text:s text:c="7"/>(for 50 iterations) = 0.11</text:p>
      <text:p text:style-name="P6"><text:s text:c="4"/><text:tab/>Timing 'ref_2dhisto' ended</text:p>
      <text:p text:style-name="P6"><text:s text:c="4"/><text:tab/>Timing 'opt_2dhisto' started</text:p>
      <text:p text:style-name="P6"><text:s text:c="4"/><text:tab/>GetTimeOfDay Time (for 50 iterations) = 0.007</text:p>
      <text:p text:style-name="P6"><text:s text:c="8"/><text:tab/>Clock Time <text:s text:c="7"/>(for 50 iterations) = 0</text:p>
      <text:p text:style-name="P6"><text:s text:c="4"/><text:tab/>Timing 'opt_2dhisto' ended</text:p>
      <text:p text:style-name="P6"><text:s text:c="4"/><text:tab/>Test PASSED</text:p>
      <text:p text:style-name="P11"/>
      <text:p text:style-name="P11"/>
      <text:p text:style-name="P11"/>
      <text:p text:style-name="P11"><text:soft-page-break/></text:p>
      <text:p text:style-name="P11"/>
      <text:p text:style-name="P8">2. <text:span text:style-name="T12"><text:s text:c="3"/><text:tab/>INPUT SIZE</text:span></text:p>
      <text:p text:style-name="P8"><text:tab/><text:span text:style-name="T12">Input Height = 5000</text:span></text:p>
      <text:p text:style-name="P10"><text:tab/>Input Width = 5000</text:p>
      <text:p text:style-name="P10"><text:tab/>Timing 'ref_2dhisto' started</text:p>
      <text:p text:style-name="P9"><text:s text:c="8"/><text:tab/>GetTimeOfDay Time (for 50 iterations) = 2.692</text:p>
      <text:p text:style-name="P9"><text:s text:c="7"/><text:tab/>Clock Time <text:s text:c="7"/>(for 50 iterations) = 2.7</text:p>
      <text:p text:style-name="P9"><text:s text:c="4"/><text:tab/>Timing 'ref_2dhisto' ended</text:p>
      <text:p text:style-name="P9"><text:s text:c="4"/><text:tab/>Timing 'opt_2dhisto' started</text:p>
      <text:p text:style-name="P9"><text:s text:c="8"/><text:tab/>GetTimeOfDay Time (for 50 iterations) = 0.068</text:p>
      <text:p text:style-name="P9"><text:s text:c="8"/><text:tab/>Clock Time <text:s text:c="7"/>(for 50 iterations) = 0.08</text:p>
      <text:p text:style-name="P10"><text:s text:c="4"/><text:tab/>Timing 'opt_2dhisto' ended</text:p>
      <text:p text:style-name="P10"><text:tab/>Test PASSED</text:p>
      <text:p text:style-name="P10"/>
      <text:p text:style-name="P12">3. <text:span text:style-name="T13">INPUT SIZE:</text:span></text:p>
      <text:p text:style-name="P13"><text:tab/>Input Height = 9000</text:p>
      <text:p text:style-name="P13"><text:tab/>Input Width = 9000</text:p>
      <text:p text:style-name="P13"><text:tab/>Timing 'ref_2dhisto' started</text:p>
      <text:p text:style-name="P13"><text:tab/>GetTimeOfDay Time (for 50 iterations) = 8.588</text:p>
      <text:p text:style-name="P14"><text:tab/>Clock Time <text:s text:c="7"/>(for 50 iterations) = 8.59</text:p>
      <text:p text:style-name="P14"><text:tab/>Timing 'ref_2dhisto' ended</text:p>
      <text:p text:style-name="P13"><text:tab/>Timing 'opt_2dhisto' started</text:p>
      <text:p text:style-name="P13"><text:tab/>GetTimeOfDay Time (for 50 iterations) = 0.211</text:p>
      <text:p text:style-name="P13"><text:tab/>Clock Time <text:s text:c="7"/>(for 50 iterations) = 0.22</text:p>
      <text:p text:style-name="P13"><text:tab/>Timing 'opt_2dhisto' ended</text:p>
      <text:p text:style-name="P13"><text:tab/>Test PASSED</text:p>
      <text:p text:style-name="P19">Statistic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Input Size</text:p>
          </table:table-cell>
          <table:table-cell table:style-name="Table1.A1" office:value-type="string">
            <text:p text:style-name="P30">CPU execution time <text:span text:style-name="T14">(Secs)</text:span></text:p>
          </table:table-cell>
          <table:table-cell table:style-name="Table1.A1" office:value-type="string">
            <text:p text:style-name="P2">GPU execution time <text:span text:style-name="T14">(Secs)</text:span> </text:p>
          </table:table-cell>
          <table:table-cell table:style-name="Table1.D1" office:value-type="string">
            <text:p text:style-name="P31">Speed-up</text:p>
          </table:table-cell>
        </table:table-row>
        <table:table-row>
          <table:table-cell table:style-name="Table1.A2" office:value-type="string">
            <text:p text:style-name="P23">990x1024</text:p>
          </table:table-cell>
          <table:table-cell table:style-name="Table1.A2" office:value-type="string">
            <text:p text:style-name="P7">0.109</text:p>
          </table:table-cell>
          <table:table-cell table:style-name="Table1.A2" office:value-type="string">
            <text:p text:style-name="P7">0.<text:span text:style-name="T15">007</text:span></text:p>
          </table:table-cell>
          <table:table-cell table:style-name="Table1.D2" office:value-type="string">
            <text:p text:style-name="P24">16X</text:p>
          </table:table-cell>
        </table:table-row>
        <text:soft-page-break/>
        <table:table-row>
          <table:table-cell table:style-name="Table1.A2" office:value-type="string">
            <text:p text:style-name="P22">5000x5000</text:p>
          </table:table-cell>
          <table:table-cell table:style-name="Table1.A2" office:value-type="string">
            <text:p text:style-name="P26">2.7</text:p>
          </table:table-cell>
          <table:table-cell table:style-name="Table1.A2" office:value-type="string">
            <text:p text:style-name="P27">0.068</text:p>
          </table:table-cell>
          <table:table-cell table:style-name="Table1.D2" office:value-type="string">
            <text:p text:style-name="P28">40X</text:p>
          </table:table-cell>
        </table:table-row>
        <table:table-row>
          <table:table-cell table:style-name="Table1.A2" office:value-type="string">
            <text:p text:style-name="P21">9000x9000</text:p>
          </table:table-cell>
          <table:table-cell table:style-name="Table1.A2" office:value-type="string">
            <text:p text:style-name="P15">8.5<text:span text:style-name="T16">9</text:span></text:p>
          </table:table-cell>
          <table:table-cell table:style-name="Table1.A2" office:value-type="string">
            <text:p text:style-name="P16">0.211</text:p>
          </table:table-cell>
          <table:table-cell table:style-name="Table1.D2" office:value-type="string">
            <text:p text:style-name="P25">41X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10342a7" officeooo:paragraph-rsid="010342a7"/>
    </style:style>
    <style:style style:name="MT1" style:family="text">
      <style:text-properties officeooo:rsid="0197bdab"/>
    </style:style>
    <style:style style:name="MT2" style:family="text">
      <style:text-properties officeooo:rsid="0104052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mework <text:span text:style-name="MT1">MP 6</text:span> <text:span text:style-name="MT2">Answ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8:12:40.651137349</meta:creation-date>
    <dc:date>2016-11-23T18:24:01.043665596</dc:date>
    <meta:editing-duration>PT6H2M28S</meta:editing-duration>
    <meta:editing-cycles>421</meta:editing-cycles>
    <meta:generator>LibreOffice/5.1.4.2$Linux_X86_64 LibreOffice_project/10m0$Build-2</meta:generator>
    <meta:document-statistic meta:table-count="1" meta:image-count="0" meta:object-count="0" meta:page-count="6" meta:paragraph-count="134" meta:word-count="965" meta:character-count="5873" meta:non-whitespace-character-count="4769"/>
  </office:meta>
</office:document-meta>
</file>